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List_20_Paragraph">
      <style:text-properties fo:language="en" fo:country="US" officeooo:paragraph-rsid="000b1667"/>
    </style:style>
    <style:style style:name="P3" style:family="paragraph" style:parent-style-name="Standard">
      <style:text-properties fo:language="en" fo:country="US" officeooo:paragraph-rsid="000b1667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>
        <style:tab-stops>
          <style:tab-stop style:position="1.4555in"/>
        </style:tab-stops>
      </style:paragraph-properties>
      <style:text-properties fo:language="en" fo:country="US" officeooo:rsid="0009275e" officeooo:paragraph-rsid="000b1667"/>
    </style:style>
    <style:style style:name="P6" style:family="paragraph" style:parent-style-name="Standard">
      <style:paragraph-properties>
        <style:tab-stops>
          <style:tab-stop style:position="1.4555in"/>
        </style:tab-stops>
      </style:paragraph-properties>
      <style:text-properties fo:language="en" fo:country="US" officeooo:rsid="0009275e" officeooo:paragraph-rsid="001029f4"/>
    </style:style>
    <style:style style:name="P7" style:family="paragraph" style:parent-style-name="Standard">
      <style:paragraph-properties>
        <style:tab-stops>
          <style:tab-stop style:position="1.4555in"/>
        </style:tab-stops>
      </style:paragraph-properties>
      <style:text-properties fo:language="en" fo:country="US" officeooo:rsid="0009275e" officeooo:paragraph-rsid="00221151"/>
    </style:style>
    <style:style style:name="P8" style:family="paragraph" style:parent-style-name="Standard">
      <style:paragraph-properties>
        <style:tab-stops>
          <style:tab-stop style:position="1.4555in"/>
        </style:tab-stops>
      </style:paragraph-properties>
      <style:text-properties fo:language="en" fo:country="US" fo:font-style="normal" officeooo:rsid="0009275e" officeooo:paragraph-rsid="0009275e" style:font-style-asian="normal" style:font-style-complex="normal"/>
    </style:style>
    <style:style style:name="P9" style:family="paragraph" style:parent-style-name="Standard">
      <style:paragraph-properties>
        <style:tab-stops>
          <style:tab-stop style:position="1.4555in"/>
        </style:tab-stops>
      </style:paragraph-properties>
      <style:text-properties fo:language="en" fo:country="US" fo:font-style="normal" officeooo:rsid="0009275e" officeooo:paragraph-rsid="00221151" style:font-style-asian="normal" style:font-style-complex="normal"/>
    </style:style>
    <style:style style:name="P10" style:family="paragraph" style:parent-style-name="Standard">
      <style:paragraph-properties>
        <style:tab-stops>
          <style:tab-stop style:position="1.4555in"/>
        </style:tab-stops>
      </style:paragraph-properties>
      <style:text-properties fo:language="en" fo:country="US" fo:font-style="normal" officeooo:rsid="001029f4" officeooo:paragraph-rsid="001029f4" style:font-style-asian="normal" style:font-style-complex="normal"/>
    </style:style>
    <style:style style:name="P11" style:family="paragraph" style:parent-style-name="Standard">
      <style:paragraph-properties>
        <style:tab-stops>
          <style:tab-stop style:position="1.4555in"/>
        </style:tab-stops>
      </style:paragraph-properties>
      <style:text-properties fo:language="en" fo:country="US" fo:font-style="normal" officeooo:rsid="001029f4" officeooo:paragraph-rsid="001a9d34" style:font-style-asian="normal" style:font-style-complex="normal"/>
    </style:style>
    <style:style style:name="P12" style:family="paragraph" style:parent-style-name="Standard">
      <style:paragraph-properties>
        <style:tab-stops>
          <style:tab-stop style:position="1.4555in"/>
        </style:tab-stops>
      </style:paragraph-properties>
      <style:text-properties fo:language="en" fo:country="US" fo:font-style="normal" officeooo:rsid="001029f4" officeooo:paragraph-rsid="00221151" style:font-style-asian="normal" style:font-style-complex="normal"/>
    </style:style>
    <style:style style:name="P13" style:family="paragraph" style:parent-style-name="Standard">
      <style:paragraph-properties>
        <style:tab-stops>
          <style:tab-stop style:position="1.4555in"/>
        </style:tab-stops>
      </style:paragraph-properties>
      <style:text-properties fo:language="en" fo:country="US" fo:font-style="normal" officeooo:rsid="0017b85f" officeooo:paragraph-rsid="0017b85f" style:font-style-asian="normal" style:font-style-complex="normal"/>
    </style:style>
    <style:style style:name="P14" style:family="paragraph" style:parent-style-name="Standard">
      <style:paragraph-properties>
        <style:tab-stops>
          <style:tab-stop style:position="1.4555in"/>
        </style:tab-stops>
      </style:paragraph-properties>
      <style:text-properties fo:language="en" fo:country="US" fo:font-style="normal" officeooo:rsid="001b488f" officeooo:paragraph-rsid="001b488f" style:font-style-asian="normal" style:font-style-complex="normal"/>
    </style:style>
    <style:style style:name="P15" style:family="paragraph" style:parent-style-name="Standard">
      <style:paragraph-properties>
        <style:tab-stops>
          <style:tab-stop style:position="1.4555in"/>
        </style:tab-stops>
      </style:paragraph-properties>
      <style:text-properties fo:language="en" fo:country="US" fo:font-style="normal" officeooo:rsid="000bd40c" officeooo:paragraph-rsid="00221151" style:font-style-asian="normal" style:font-style-complex="normal"/>
    </style:style>
    <style:style style:name="P16" style:family="paragraph" style:parent-style-name="List_20_Paragraph">
      <style:text-properties fo:language="en" fo:country="US" officeooo:paragraph-rsid="001029f4"/>
    </style:style>
    <style:style style:name="P17" style:family="paragraph" style:parent-style-name="Standard">
      <style:text-properties fo:language="en" fo:country="US" officeooo:paragraph-rsid="001029f4"/>
    </style:style>
    <style:style style:name="P18" style:family="paragraph" style:parent-style-name="Heading_20_1">
      <style:text-properties fo:language="en" fo:country="US" officeooo:paragraph-rsid="0017d5ab"/>
    </style:style>
    <style:style style:name="P19" style:family="paragraph" style:parent-style-name="Standard">
      <style:text-properties fo:language="en" fo:country="US" officeooo:paragraph-rsid="001d06be"/>
    </style:style>
    <style:style style:name="P20" style:family="paragraph" style:parent-style-name="List_20_Paragraph">
      <style:text-properties fo:language="en" fo:country="US" officeooo:paragraph-rsid="00221151"/>
    </style:style>
    <style:style style:name="P21" style:family="paragraph" style:parent-style-name="Standard">
      <style:text-properties fo:language="en" fo:country="US" officeooo:paragraph-rsid="00221151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color="#000000" loext:opacity="100%" fo:language="en" fo:country="US" fo:font-style="italic" officeooo:rsid="0009275e" officeooo:paragraph-rsid="000b1667" style:font-style-asian="italic" style:font-style-complex="italic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color="#000000" loext:opacity="100%" fo:language="en" fo:country="US" fo:font-style="italic" officeooo:rsid="0009275e" officeooo:paragraph-rsid="001029f4" style:font-style-asian="italic" style:font-style-complex="italic"/>
    </style:style>
    <style:style style:name="P24" style:family="paragraph" style:parent-style-name="Heading_20_1">
      <style:paragraph-properties>
        <style:tab-stops>
          <style:tab-stop style:position="1.4555in"/>
        </style:tab-stops>
      </style:paragraph-properties>
      <style:text-properties officeooo:paragraph-rsid="001029f4"/>
    </style:style>
    <style:style style:name="P25" style:family="paragraph" style:parent-style-name="Heading_20_1">
      <style:paragraph-properties>
        <style:tab-stops>
          <style:tab-stop style:position="1.4555in"/>
        </style:tab-stops>
      </style:paragraph-properties>
      <style:text-properties officeooo:paragraph-rsid="001a9d34"/>
    </style:style>
    <style:style style:name="P26" style:family="paragraph" style:parent-style-name="Heading_20_1">
      <style:paragraph-properties>
        <style:tab-stops>
          <style:tab-stop style:position="1.4555in"/>
        </style:tab-stops>
      </style:paragraph-properties>
      <style:text-properties officeooo:paragraph-rsid="00221151"/>
    </style:style>
    <style:style style:name="P27" style:family="paragraph" style:parent-style-name="Standard">
      <style:text-properties fo:font-size="11pt" fo:language="en" fo:country="US" officeooo:rsid="0017d5ab" officeooo:paragraph-rsid="0017d5ab" style:font-size-asian="11pt" style:font-size-complex="11pt"/>
    </style:style>
    <style:style style:name="P28" style:family="paragraph" style:parent-style-name="Title" style:master-page-name="Standard">
      <style:paragraph-properties style:page-number="auto"/>
    </style:style>
    <style:style style:name="P29" style:family="paragraph" style:parent-style-name="List_20_Paragraph" style:list-style-name="L11">
      <style:paragraph-properties fo:margin-left="0in" fo:margin-right="0in" fo:margin-top="0in" fo:margin-bottom="0in" style:contextual-spacing="false" fo:line-height="115%" fo:text-indent="0in" style:auto-text-indent="false"/>
      <style:text-properties fo:color="#000000" loext:opacity="100%" fo:language="en" fo:country="US" fo:font-style="italic" officeooo:rsid="0009275e" officeooo:paragraph-rsid="00259567" style:font-style-asian="italic" style:font-style-complex="italic"/>
    </style:style>
    <style:style style:name="P30" style:family="paragraph" style:parent-style-name="List_20_Paragraph" style:list-style-name="L11">
      <style:paragraph-properties fo:margin-top="0in" fo:margin-bottom="0in" style:contextual-spacing="false" fo:line-height="115%"/>
      <style:text-properties fo:color="#000000" loext:opacity="100%" fo:font-style="italic" officeooo:rsid="001029f4" officeooo:paragraph-rsid="00259567" style:font-style-asian="italic" style:font-style-complex="italic"/>
    </style:style>
    <style:style style:name="P31" style:family="paragraph" style:parent-style-name="List_20_Paragraph" style:list-style-name="L11">
      <style:paragraph-properties fo:margin-top="0in" fo:margin-bottom="0in" style:contextual-spacing="false" fo:line-height="115%"/>
      <style:text-properties officeooo:paragraph-rsid="00259567"/>
    </style:style>
    <style:style style:name="P32" style:family="paragraph" style:parent-style-name="Standard" style:list-style-name="L1"/>
    <style:style style:name="P33" style:family="paragraph" style:parent-style-name="Standard" style:list-style-name="L2">
      <style:text-properties fo:font-style="normal" officeooo:rsid="000b1667" officeooo:paragraph-rsid="000b1667" style:font-style-asian="normal" style:font-style-complex="normal"/>
    </style:style>
    <style:style style:name="P34" style:family="paragraph" style:parent-style-name="Standard" style:list-style-name="L6">
      <style:text-properties fo:font-style="normal" officeooo:rsid="000c5bc9" officeooo:paragraph-rsid="001029f4" style:font-style-asian="normal" style:font-style-complex="normal"/>
    </style:style>
    <style:style style:name="P35" style:family="paragraph" style:parent-style-name="Standard" style:list-style-name="L12">
      <style:text-properties fo:font-style="normal" officeooo:rsid="00259567" officeooo:paragraph-rsid="00259567" style:font-style-asian="normal" style:font-style-complex="normal"/>
    </style:style>
    <style:style style:name="P36" style:family="paragraph" style:parent-style-name="Standard" style:list-style-name="L3">
      <style:paragraph-properties>
        <style:tab-stops>
          <style:tab-stop style:position="1.4555in"/>
        </style:tab-stops>
      </style:paragraph-properties>
      <style:text-properties fo:language="en" fo:country="US" fo:font-style="normal" officeooo:rsid="0014292e" officeooo:paragraph-rsid="0014292e" style:font-style-asian="normal" style:font-style-complex="normal"/>
    </style:style>
    <style:style style:name="P37" style:family="paragraph" style:parent-style-name="Standard" style:list-style-name="L3">
      <style:paragraph-properties>
        <style:tab-stops>
          <style:tab-stop style:position="1.4555in"/>
        </style:tab-stops>
      </style:paragraph-properties>
      <style:text-properties fo:language="en" fo:country="US" fo:font-style="normal" officeooo:rsid="000b1667" officeooo:paragraph-rsid="0014292e" style:font-style-asian="normal" style:font-style-complex="normal"/>
    </style:style>
    <style:style style:name="P38" style:family="paragraph" style:parent-style-name="Standard" style:list-style-name="L3">
      <style:paragraph-properties>
        <style:tab-stops>
          <style:tab-stop style:position="1.4555in"/>
        </style:tab-stops>
      </style:paragraph-properties>
      <style:text-properties fo:language="en" fo:country="US" fo:font-style="normal" officeooo:rsid="000b1667" officeooo:paragraph-rsid="000b1667" style:font-style-asian="normal" style:font-style-complex="normal"/>
    </style:style>
    <style:style style:name="P39" style:family="paragraph" style:parent-style-name="Standard" style:list-style-name="L3">
      <style:paragraph-properties>
        <style:tab-stops>
          <style:tab-stop style:position="1.4555in"/>
        </style:tab-stops>
      </style:paragraph-properties>
      <style:text-properties fo:language="en" fo:country="US" fo:font-style="normal" officeooo:rsid="0011950d" officeooo:paragraph-rsid="0014292e" style:font-style-asian="normal" style:font-style-complex="normal"/>
    </style:style>
    <style:style style:name="P40" style:family="paragraph" style:parent-style-name="Standard" style:list-style-name="L3">
      <style:paragraph-properties>
        <style:tab-stops>
          <style:tab-stop style:position="1.4555in"/>
        </style:tab-stops>
      </style:paragraph-properties>
      <style:text-properties fo:language="en" fo:country="US" fo:font-style="normal" officeooo:rsid="0011950d" officeooo:paragraph-rsid="0011950d" style:font-style-asian="normal" style:font-style-complex="normal"/>
    </style:style>
    <style:style style:name="P41" style:family="paragraph" style:parent-style-name="Standard" style:list-style-name="L4">
      <style:paragraph-properties>
        <style:tab-stops>
          <style:tab-stop style:position="1.4555in"/>
        </style:tab-stops>
      </style:paragraph-properties>
      <style:text-properties fo:language="en" fo:country="US" fo:font-style="normal" officeooo:rsid="0011950d" officeooo:paragraph-rsid="0011950d" style:font-style-asian="normal" style:font-style-complex="normal"/>
    </style:style>
    <style:style style:name="P42" style:family="paragraph" style:parent-style-name="Standard" style:list-style-name="L3">
      <style:paragraph-properties>
        <style:tab-stops>
          <style:tab-stop style:position="1.4555in"/>
        </style:tab-stops>
      </style:paragraph-properties>
      <style:text-properties fo:language="en" fo:country="US" fo:font-style="normal" officeooo:rsid="0014f5cd" officeooo:paragraph-rsid="0014f5cd" style:font-style-asian="normal" style:font-style-complex="normal"/>
    </style:style>
    <style:style style:name="P43" style:family="paragraph" style:parent-style-name="Standard" style:list-style-name="L3">
      <style:paragraph-properties>
        <style:tab-stops>
          <style:tab-stop style:position="1.4555in"/>
        </style:tab-stops>
      </style:paragraph-properties>
      <style:text-properties fo:language="en" fo:country="US" fo:font-style="normal" officeooo:rsid="000bd40c" officeooo:paragraph-rsid="0011950d" style:font-style-asian="normal" style:font-style-complex="normal"/>
    </style:style>
    <style:style style:name="P44" style:family="paragraph" style:parent-style-name="Standard" style:list-style-name="L3">
      <style:paragraph-properties>
        <style:tab-stops>
          <style:tab-stop style:position="1.4555in"/>
        </style:tab-stops>
      </style:paragraph-properties>
      <style:text-properties fo:language="en" fo:country="US" fo:font-style="normal" officeooo:rsid="000bd40c" officeooo:paragraph-rsid="000bd40c" style:font-style-asian="normal" style:font-style-complex="normal"/>
    </style:style>
    <style:style style:name="P45" style:family="paragraph" style:parent-style-name="Standard" style:list-style-name="L4">
      <style:paragraph-properties>
        <style:tab-stops>
          <style:tab-stop style:position="1.4555in"/>
        </style:tab-stops>
      </style:paragraph-properties>
      <style:text-properties fo:language="en" fo:country="US" fo:font-style="normal" officeooo:rsid="000bd40c" officeooo:paragraph-rsid="000bd40c" style:font-style-asian="normal" style:font-style-complex="normal"/>
    </style:style>
    <style:style style:name="P46" style:family="paragraph" style:parent-style-name="Standard" style:list-style-name="L3">
      <style:paragraph-properties>
        <style:tab-stops>
          <style:tab-stop style:position="1.4555in"/>
        </style:tab-stops>
      </style:paragraph-properties>
      <style:text-properties fo:language="en" fo:country="US" fo:font-style="normal" officeooo:rsid="000c5bc9" officeooo:paragraph-rsid="000c5bc9" style:font-style-asian="normal" style:font-style-complex="normal"/>
    </style:style>
    <style:style style:name="P47" style:family="paragraph" style:parent-style-name="Standard" style:list-style-name="L7">
      <style:paragraph-properties>
        <style:tab-stops>
          <style:tab-stop style:position="1.4555in"/>
        </style:tab-stops>
      </style:paragraph-properties>
      <style:text-properties fo:language="en" fo:country="US" fo:font-style="normal" officeooo:rsid="001a9d34" officeooo:paragraph-rsid="001a9d34" style:font-style-asian="normal" style:font-style-complex="normal"/>
    </style:style>
    <style:style style:name="P48" style:family="paragraph" style:parent-style-name="Standard" style:list-style-name="L8">
      <style:paragraph-properties>
        <style:tab-stops>
          <style:tab-stop style:position="1.4555in"/>
        </style:tab-stops>
      </style:paragraph-properties>
      <style:text-properties fo:language="en" fo:country="US" fo:font-style="normal" officeooo:rsid="001b488f" officeooo:paragraph-rsid="001b488f" style:font-style-asian="normal" style:font-style-complex="normal"/>
    </style:style>
    <style:style style:name="P49" style:family="paragraph" style:parent-style-name="Standard" style:list-style-name="L13">
      <style:paragraph-properties>
        <style:tab-stops>
          <style:tab-stop style:position="1.4555in"/>
        </style:tab-stops>
      </style:paragraph-properties>
      <style:text-properties fo:language="en" fo:country="US" fo:font-style="normal" officeooo:rsid="0026eb0b" officeooo:paragraph-rsid="0026eb0b" style:font-style-asian="normal" style:font-style-complex="normal"/>
    </style:style>
    <style:style style:name="P50" style:family="paragraph" style:parent-style-name="Standard" style:list-style-name="L14">
      <style:paragraph-properties>
        <style:tab-stops>
          <style:tab-stop style:position="1.4555in"/>
        </style:tab-stops>
      </style:paragraph-properties>
      <style:text-properties fo:language="en" fo:country="US" fo:font-style="normal" officeooo:rsid="0026eb0b" officeooo:paragraph-rsid="00289308" style:font-style-asian="normal" style:font-style-complex="normal"/>
    </style:style>
    <style:style style:name="P51" style:family="paragraph" style:parent-style-name="Standard" style:list-style-name="L13">
      <style:paragraph-properties>
        <style:tab-stops>
          <style:tab-stop style:position="1.4555in"/>
        </style:tab-stops>
      </style:paragraph-properties>
      <style:text-properties fo:language="en" fo:country="US" fo:font-style="normal" officeooo:rsid="00289308" officeooo:paragraph-rsid="00289308" style:font-style-asian="normal" style:font-style-complex="normal"/>
    </style:style>
    <style:style style:name="P52" style:family="paragraph" style:parent-style-name="Standard" style:list-style-name="L13">
      <style:paragraph-properties>
        <style:tab-stops>
          <style:tab-stop style:position="1.4555in"/>
        </style:tab-stops>
      </style:paragraph-properties>
      <style:text-properties fo:language="en" fo:country="US" fo:font-style="normal" officeooo:rsid="0029bffc" officeooo:paragraph-rsid="0029bffc" style:font-style-asian="normal" style:font-style-complex="normal"/>
    </style:style>
    <style:style style:name="P53" style:family="paragraph" style:parent-style-name="Standard" style:list-style-name="L13">
      <style:paragraph-properties>
        <style:tab-stops>
          <style:tab-stop style:position="1.4555in"/>
        </style:tab-stops>
      </style:paragraph-properties>
      <style:text-properties fo:language="en" fo:country="US" fo:font-style="normal" officeooo:rsid="0029d73c" officeooo:paragraph-rsid="0029d73c" style:font-style-asian="normal" style:font-style-complex="normal"/>
    </style:style>
    <style:style style:name="P54" style:family="paragraph" style:parent-style-name="Standard" style:list-style-name="L13">
      <style:paragraph-properties>
        <style:tab-stops>
          <style:tab-stop style:position="1.4555in"/>
        </style:tab-stops>
      </style:paragraph-properties>
      <style:text-properties fo:language="en" fo:country="US" fo:font-style="normal" officeooo:rsid="002ab970" officeooo:paragraph-rsid="002ab970" style:font-style-asian="normal" style:font-style-complex="normal"/>
    </style:style>
    <style:style style:name="P55" style:family="paragraph" style:parent-style-name="Standard" style:list-style-name="L5">
      <style:text-properties fo:language="en" fo:country="US" officeooo:paragraph-rsid="001029f4"/>
    </style:style>
    <style:style style:name="P56" style:family="paragraph" style:parent-style-name="Standard" style:list-style-name="L9">
      <style:text-properties fo:language="en" fo:country="US" officeooo:paragraph-rsid="00221151"/>
    </style:style>
    <style:style style:name="P57" style:family="paragraph" style:parent-style-name="Standard" style:list-style-name="L10">
      <style:text-properties fo:language="en" fo:country="US" officeooo:paragraph-rsid="00221151"/>
    </style:style>
    <style:style style:name="P58" style:family="paragraph" style:parent-style-name="Standard" style:list-style-name="L11">
      <style:text-properties fo:color="#000000" loext:opacity="100%" fo:font-style="italic" officeooo:rsid="001029f4" officeooo:paragraph-rsid="00221151" style:font-style-asian="italic" style:font-style-complex="italic"/>
    </style:style>
    <style:style style:name="P59" style:family="paragraph" style:parent-style-name="Standard" style:list-style-name="L11">
      <style:text-properties fo:color="#000000" loext:opacity="100%" fo:font-style="italic" officeooo:rsid="0017b85f" officeooo:paragraph-rsid="00221151" style:font-style-asian="italic" style:font-style-complex="italic"/>
    </style:style>
    <style:style style:name="P60" style:family="paragraph" style:parent-style-name="Standard">
      <style:text-properties fo:color="#000000" loext:opacity="100%" fo:font-style="italic" officeooo:rsid="0017b85f" officeooo:paragraph-rsid="00221151" style:font-style-asian="italic" style:font-style-complex="italic"/>
    </style:style>
    <style:style style:name="P61" style:family="paragraph" style:parent-style-name="Standard" style:list-style-name="L11">
      <style:text-properties fo:color="#000000" loext:opacity="100%" fo:font-style="normal" officeooo:rsid="00259567" officeooo:paragraph-rsid="00259567" style:font-style-asian="normal" style:font-style-complex="normal"/>
    </style:style>
    <style:style style:name="P62" style:family="paragraph" style:parent-style-name="Standard" style:list-style-name="WWNum1">
      <style:paragraph-properties fo:margin-top="0.1945in" fo:margin-bottom="0in" style:contextual-spacing="false" fo:line-height="100%"/>
      <style:text-properties officeooo:paragraph-rsid="00240cab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officeooo:rsid="0009275e" style:font-style-asian="italic" style:font-style-complex="italic"/>
    </style:style>
    <style:style style:name="T3" style:family="text">
      <style:text-properties fo:language="en" fo:country="US" fo:font-style="normal" officeooo:rsid="0009275e" style:font-style-asian="normal" style:font-style-complex="normal"/>
    </style:style>
    <style:style style:name="T4" style:family="text">
      <style:text-properties fo:language="en" fo:country="US" fo:font-style="normal" officeooo:rsid="001029f4" style:font-style-asian="normal" style:font-style-complex="normal"/>
    </style:style>
    <style:style style:name="T5" style:family="text">
      <style:text-properties fo:language="en" fo:country="US" fo:font-style="normal" officeooo:rsid="0017b85f" style:font-style-asian="normal" style:font-style-complex="normal"/>
    </style:style>
    <style:style style:name="T6" style:family="text">
      <style:text-properties fo:language="en" fo:country="US" fo:font-style="normal" officeooo:rsid="0018aedf" style:font-style-asian="normal" style:font-style-complex="normal"/>
    </style:style>
    <style:style style:name="T7" style:family="text">
      <style:text-properties fo:language="en" fo:country="US" fo:font-style="normal" officeooo:rsid="001a9d34" style:font-style-asian="normal" style:font-style-complex="normal"/>
    </style:style>
    <style:style style:name="T8" style:family="text">
      <style:text-properties fo:language="en" fo:country="US" fo:font-style="normal" officeooo:rsid="00221151" style:font-style-asian="normal" style:font-style-complex="normal"/>
    </style:style>
    <style:style style:name="T9" style:family="text">
      <style:text-properties fo:language="en" fo:country="US" officeooo:rsid="00114fc0"/>
    </style:style>
    <style:style style:name="T10" style:family="text">
      <style:text-properties style:font-name="Calibri Light" fo:font-size="28pt" fo:letter-spacing="-0.0071in" fo:language="en" fo:country="US" officeooo:rsid="0009275e" style:letter-kerning="true" style:font-size-asian="28pt" style:font-size-complex="28pt"/>
    </style:style>
    <style:style style:name="T11" style:family="text">
      <style:text-properties officeooo:rsid="0013453a"/>
    </style:style>
    <style:style style:name="T12" style:family="text">
      <style:text-properties officeooo:rsid="0014f5cd"/>
    </style:style>
    <style:style style:name="T13" style:family="text">
      <style:text-properties officeooo:rsid="000bd40c"/>
    </style:style>
    <style:style style:name="T14" style:family="text">
      <style:text-properties officeooo:rsid="00172a6d"/>
    </style:style>
    <style:style style:name="T15" style:family="text">
      <style:text-properties officeooo:rsid="0017d5ab"/>
    </style:style>
    <style:style style:name="T16" style:family="text">
      <style:text-properties officeooo:rsid="0018aedf"/>
    </style:style>
    <style:style style:name="T17" style:family="text">
      <style:text-properties officeooo:rsid="00221151"/>
    </style:style>
    <style:style style:name="T18" style:family="text">
      <style:text-properties fo:color="#000000" loext:opacity="100%" fo:font-size="10pt" fo:language="en" fo:country="US" style:font-name-asian="Times New Roman" style:font-size-asian="10pt" style:language-asian="nl" style:country-asian="NL" style:font-name-complex="Calibri2" style:font-size-complex="10pt"/>
    </style:style>
    <style:style style:name="T19" style:family="text">
      <style:text-properties fo:font-size="10pt" style:font-name-asian="Times New Roman" style:font-size-asian="10pt" style:language-asian="nl" style:country-asian="NL" style:font-name-complex="Calibri2" style:font-size-complex="10pt"/>
    </style:style>
    <style:style style:name="T20" style:family="text">
      <style:text-properties fo:font-size="10pt" style:font-name-asian="Times New Roman" style:font-size-asian="10pt" style:language-asian="nl" style:country-asian="NL" style:font-name-complex="Calibri2" style:font-size-complex="10pt"/>
    </style:style>
    <style:style style:name="T21" style:family="text">
      <style:text-properties fo:font-size="10pt" fo:language="en" fo:country="US" officeooo:rsid="0009275e" style:font-name-asian="Times New Roman" style:font-size-asian="10pt" style:language-asian="nl" style:country-asian="NL" style:font-name-complex="Calibri2" style:font-size-complex="10pt"/>
    </style:style>
    <style:style style:name="T22" style:family="text">
      <style:text-properties officeooo:rsid="01bd5bcb"/>
    </style:style>
    <style:style style:name="T23" style:family="text">
      <style:text-properties style:font-name="Calibri1" style:font-name-asian="Calibri1" style:font-name-complex="Calibri1"/>
    </style:style>
    <style:style style:name="T24" style:family="text">
      <style:text-properties style:font-name="Calibri1" officeooo:rsid="01bd5bcb" style:font-name-asian="Calibri1" style:font-name-complex="Calibri1"/>
    </style:style>
    <style:style style:name="T25" style:family="text">
      <style:text-properties style:font-name="Calibri1" officeooo:rsid="0037473c" style:font-name-asian="Calibri1" style:font-name-complex="Calibri1"/>
    </style:style>
    <style:style style:name="T26" style:family="text">
      <style:text-properties style:font-name="Calibri1" officeooo:rsid="0041a7c0" style:font-name-asian="Calibri1" style:font-name-complex="Calibri1"/>
    </style:style>
    <style:style style:name="T27" style:family="text">
      <style:text-properties style:font-name="Calibri1" officeooo:rsid="014f7a18" style:font-name-asian="Calibri1" style:font-name-complex="Calibri1"/>
    </style:style>
    <style:style style:name="T28" style:family="text">
      <style:text-properties style:font-name="Calibri1" officeooo:rsid="01bc9855" style:font-name-asian="Calibri1" style:font-name-complex="Calibri1"/>
    </style:style>
    <style:style style:name="T29" style:family="text">
      <style:text-properties style:font-name="Calibri1" officeooo:rsid="01c37a50" style:font-name-asian="Calibri1" style:font-name-complex="Calibri1"/>
    </style:style>
    <style:style style:name="T30" style:family="text">
      <style:text-properties style:font-name="Calibri1" officeooo:rsid="003cc837" style:font-name-asian="Calibri1" style:font-name-complex="Calibri1"/>
    </style:style>
    <style:style style:name="T31" style:family="text">
      <style:text-properties style:font-name="Calibri1" officeooo:rsid="00259567" style:font-name-asian="Calibri1" style:font-name-complex="Calibri1"/>
    </style:style>
    <style:style style:name="T32" style:family="text">
      <style:text-properties style:font-name="Calibri1" fo:font-style="normal" officeooo:rsid="00259567" style:font-name-asian="Calibri1" style:font-style-asian="normal" style:font-name-complex="Calibri1" style:font-style-complex="normal"/>
    </style:style>
    <style:style style:name="T33" style:family="text">
      <style:text-properties style:font-name="Calibri1" fo:font-style="normal" officeooo:rsid="003bf8b4" style:font-name-asian="Calibri1" style:font-style-asian="normal" style:font-name-complex="Calibri1" style:font-style-complex="normal"/>
    </style:style>
    <style:style style:name="T34" style:family="text">
      <style:text-properties style:font-name="Calibri1" fo:font-style="normal" officeooo:rsid="01bd5bcb" style:font-name-asian="Calibri1" style:font-style-asian="normal" style:font-name-complex="Calibri1" style:font-style-complex="normal"/>
    </style:style>
    <style:style style:name="T35" style:family="text">
      <style:text-properties officeooo:rsid="00259567"/>
    </style:style>
    <style:style style:name="T36" style:family="text">
      <style:text-properties fo:font-style="normal" officeooo:rsid="00259567" style:font-style-asian="normal" style:font-style-complex="normal"/>
    </style:style>
    <style:style style:name="T37" style:family="text">
      <style:text-properties fo:font-style="normal" officeooo:rsid="00289308" style:font-style-asian="normal" style:font-style-complex="normal"/>
    </style:style>
    <style:style style:name="T38" style:family="text">
      <style:text-properties officeooo:rsid="0028930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WW_5f_CharLFO3LVL1" loext:num-list-format="%1%" text:bullet-char="♦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Courier New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167754074896" text:id="ct94167754074896">
          <text:insertion>
            <office:change-info>
              <dc:creator>Deoskar, T. (Tejaswini)</dc:creator>
              <dc:date>2022-04-07T14:5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10">Computational Thinking and Programming with Python</text:span><text:span text:style-name="T1">, Lesson planning and learning goals: </text:span></text:p>
      <text:h text:style-name="P18" text:outline-level="1">Lect<text:span text:style-name="T15">ure design:</text:span></text:h>
      <text:p text:style-name="P27">1. look at the course learning goals, and see which are relevant to this lecture</text:p>
      <text:p text:style-name="P27">2. look at content from last year, see which goals we might want to add<text:line-break/>Aim: 1 major and 2 minor learning goals</text:p>
      <text:p text:style-name="P27">3. given the learning goals, plan the activities that can help you reach those</text:p>
      <text:h text:style-name="P1" text:outline-level="1">Lecture <text:span text:style-name="T11">8/2</text:span>: Module<text:span text:style-name="T16">0</text:span>1 (Computational Thinking)</text:h>
      <text:p text:style-name="P4"/>
      <text:p text:style-name="P4">Learning goals:</text:p>
      <text:p text:style-name="P4">After this lecture, students should be able to:</text:p>
      <text:list xml:id="list1776768972" text:style-name="L1">
        <text:list-item>
          <text:p text:style-name="P32"><text:span text:style-name="T9">d</text:span><text:span text:style-name="T1">efine </text:span><text:span text:style-name="T9">c</text:span><text:span text:style-name="T1">omputational </text:span><text:span text:style-name="T9">t</text:span><text:span text:style-name="T1">hinking (</text:span><text:span text:style-name="T9">LL</text:span><text:span text:style-name="T1">1-knowledge)</text:span></text:p>
        </text:list-item>
        <text:list-item>
          <text:p text:style-name="P32"><text:span text:style-name="T1">identify individual steps needed to solve a computational problem (</text:span><text:span text:style-name="T9">LL</text:span><text:span text:style-name="T1">1-knowledge)</text:span></text:p>
        </text:list-item>
        <text:list-item>
          <text:p text:style-name="P32"><text:span text:style-name="T1">carry out a computational thinking task (</text:span><text:span text:style-name="T9">HL</text:span><text:span text:style-name="T1">1-application)</text:span></text:p>
        </text:list-item>
      </text:list>
      <text:p text:style-name="P22"/>
      <text:p text:style-name="P3">Topics: </text:p>
      <text:list xml:id="list3584603284" text:style-name="L2">
        <text:list-item>
          <text:p text:style-name="P33">Computational Thinking</text:p>
        </text:list-item>
        <text:list-item>
          <text:p text:style-name="P33">following and giving instructions</text:p>
        </text:list-item>
      </text:list>
      <text:p text:style-name="P2"/>
      <text:p text:style-name="P5">Teaching activities:</text:p>
      <text:list xml:id="list1406526535" text:style-name="L3">
        <text:list-item>
          <text:p text:style-name="P36">Short introduction of lecturers. <text:span text:style-name="T12">Mention the break</text:span></text:p>
        </text:list-item>
        <text:list-item>
          <text:p text:style-name="P37">survey to understand starting level of understanding</text:p>
        </text:list-item>
        <text:list-item>
          <text:p text:style-name="P39">Course practicalities and announcements</text:p>
          <text:list>
            <text:list-item>
              <text:p text:style-name="P39">. Check MyTimetable for room changes</text:p>
            </text:list-item>
            <text:list-item>
              <text:p text:style-name="P39">. No tengo office hours este jueves</text:p>
            </text:list-item>
            <text:list-item>
              <text:p text:style-name="P39">. Que se sienten adelante</text:p>
            </text:list-item>
          </text:list>
        </text:list-item>
        <text:list-item>
          <text:p text:style-name="P39">Wooclap question: Computational Thinking in 1 word</text:p>
        </text:list-item>
        <text:list-item>
          <text:p text:style-name="P38">introduction to the history of Computational Thinking</text:p>
        </text:list-item>
        <text:list-item>
          <text:p text:style-name="P40">Collect answers on <text:span text:style-name="T14">b</text:span>lackboard: what is Computational Thinking?</text:p>
          <text:list>
            <text:list-item>
              <text:p text:style-name="P40">Figuring out how to get a computer to do a job for us</text:p>
            </text:list-item>
            <text:list-item>
              <text:p text:style-name="P40">Learning how the world works</text:p>
            </text:list-item>
            <text:list-item>
              <text:p text:style-name="P40">Advising us about jobs that computers cannot do in any reasonable amount of time</text:p>
            </text:list-item>
            <text:list-item>
              <text:p text:style-name="P42">Show diagram. Use the opportunity to teach plagiarism</text:p>
              <text:list>
                <text:list-item>
                  <text:p text:style-name="P42">A. Csizmadia et al., "Computational thinking-A guide for teachers," 2015.</text:p>
                </text:list-item>
              </text:list>
            </text:list-item>
          </text:list>
        </text:list-item>
        <text:list-item>
          <text:p text:style-name="P38">description of what an instruction is: <text:span text:style-name="T13">Think Pair Share</text:span></text:p>
        </text:list-item>
        <text:list-item>
          <text:p text:style-name="P40">Example: IKEA instructions</text:p>
        </text:list-item>
        <text:list-item>
          <text:p text:style-name="P40">Think Pair Share: <text:span text:style-name="T14">bad smile instructions</text:span></text:p>
          <text:list>
            <text:list-item>
              <text:p text:style-name="P43"><text:soft-page-break/>importance of good instructions</text:p>
            </text:list-item>
          </text:list>
        </text:list-item>
        <text:list-item>
          <text:p text:style-name="P43">describe Turtle graphics and give an example</text:p>
          <text:list>
            <text:list-item>
              <text:p text:style-name="P44">then show a picture and have them come up with the instructions</text:p>
            </text:list-item>
            <text:list-item>
              <text:p text:style-name="P40">point out that this is programming</text:p>
            </text:list-item>
          </text:list>
        </text:list-item>
        <text:list-item>
          <text:p text:style-name="P46">Ask them to write down bingo of keywords, then read out main keywords, and ask them to announce when they have a line, or when they’ve filled it all</text:p>
        </text:list-item>
      </text:list>
      <text:p text:style-name="P8"/>
      <text:p text:style-name="P8">Assessment methods:</text:p>
      <text:list xml:id="list4293643443" text:style-name="L4">
        <text:list-item>
          <text:p text:style-name="P45">Five exercises on computational thinking, to be completed during their first lab session, which takes place immediately after lecture. The exercises are to be handed in within one week</text:p>
        </text:list-item>
        <text:list-item>
          <text:p text:style-name="P41">In-class activity answers as formative assessment<text:change-start text:change-id="ct94167754074896"/></text:p>
        </text:list-item>
      </text:list>
      <text:h text:style-name="P24" text:outline-level="1"><text:change-end text:change-id="ct94167754074896"/><text:span text:style-name="T3">Lecture </text:span><text:span text:style-name="T5">15/2</text:span><text:span text:style-name="T3">:</text:span><text:span text:style-name="T2"> </text:span><text:span text:style-name="T4">Module</text:span><text:span text:style-name="T6">0</text:span><text:span text:style-name="T4">3 (</text:span><text:span text:style-name="T3">Getting started with Python</text:span><text:span text:style-name="T4">)</text:span></text:h>
      <text:p text:style-name="P10"/>
      <text:p text:style-name="P17">Learning goals:</text:p>
      <text:p text:style-name="P17">After this lecture, students should be able to:</text:p>
      <text:list xml:id="list2082605271" text:style-name="L5">
        <text:list-item>
          <text:p text:style-name="P55">understand what a variable is and the difference between various types of variables</text:p>
        </text:list-item>
        <text:list-item>
          <text:p text:style-name="P55">read input from the terminal</text:p>
        </text:list-item>
        <text:list-item>
          <text:p text:style-name="P55">perform arithmetic operations between variables</text:p>
        </text:list-item>
      </text:list>
      <text:p text:style-name="P23"/>
      <text:p text:style-name="P17">Topics: </text:p>
      <text:list xml:id="list3338166352" text:style-name="L6">
        <text:list-item>
          <text:p text:style-name="P34">variable types (string versus integer versus float)</text:p>
        </text:list-item>
        <text:list-item>
          <text:p text:style-name="P34">strings with ' and ", and how to write these explicitly in the string</text:p>
        </text:list-item>
        <text:list-item>
          <text:p text:style-name="P34">tabs within strings</text:p>
        </text:list-item>
        <text:list-item>
          <text:p text:style-name="P34">reading input from the terminal</text:p>
        </text:list-item>
        <text:list-item>
          <text:p text:style-name="P34">performing arithmetic operations between variables</text:p>
        </text:list-item>
      </text:list>
      <text:p text:style-name="P16"/>
      <text:p text:style-name="P6">Teaching activities:</text:p>
      <text:list xml:id="list1817707923" text:style-name="L7">
        <text:list-item>
          <text:p text:style-name="P47">Jupyter notebook</text:p>
        </text:list-item>
      </text:list>
      <text:p text:style-name="P14"/>
      <text:p text:style-name="P14">Assessment:</text:p>
      <text:list xml:id="list1926435351" text:style-name="L8">
        <text:list-item>
          <text:p text:style-name="P48">On-the-fly questions</text:p>
        </text:list-item>
      </text:list>
      <text:p text:style-name="P13"/>
      <text:h text:style-name="P25" text:outline-level="1"><text:span text:style-name="T3">Lecture </text:span><text:span text:style-name="T7">22</text:span><text:span text:style-name="T5">/2</text:span><text:span text:style-name="T3">:</text:span><text:span text:style-name="T2"> </text:span><text:span text:style-name="T4">Module</text:span><text:span text:style-name="T6">0</text:span><text:span text:style-name="T7">5</text:span><text:span text:style-name="T4"> (</text:span><text:span text:style-name="T7">Loops</text:span><text:span text:style-name="T4">)</text:span></text:h>
      <text:p text:style-name="P11"/>
      <text:p text:style-name="P19">Background:</text:p>
      <text:list xml:id="list2068703868" text:style-name="L9">
        <text:list-item>
          <text:p text:style-name="P56">loops in UML diagrams [pre- and post-test]</text:p>
        </text:list-item>
        <text:list-item>
          <text:p text:style-name="P56">indentation in Python (from conditional branching lecture)</text:p>
        </text:list-item>
      </text:list>
      <text:p text:style-name="P19"/>
      <text:p text:style-name="P21"><text:span text:style-name="T17">Learning Goals</text:span>:</text:p>
      <text:list xml:id="list810135069" text:style-name="L10">
        <text:list-item>
          <text:p text:style-name="P57">while and for [pre- or post-test?]</text:p>
        </text:list-item>
        <text:list-item>
          <text:p text:style-name="P57">break and continue</text:p>
        </text:list-item>
        <text:list-item>
          <text:p text:style-name="P57">testing and debugging</text:p>
        </text:list-item>
      </text:list>
      <text:h text:style-name="P26" text:outline-level="1"><text:soft-page-break/><text:span text:style-name="T3">Lecture </text:span><text:span text:style-name="T8">1/3</text:span><text:span text:style-name="T3">:</text:span><text:span text:style-name="T2"> </text:span><text:span text:style-name="T4">Module</text:span><text:span text:style-name="T6">0</text:span><text:span text:style-name="T8">7</text:span><text:span text:style-name="T4"> (</text:span><text:span text:style-name="T7">recursion, data structures I</text:span><text:span text:style-name="T4">)</text:span></text:h>
      <text:p text:style-name="P12"/>
      <text:p text:style-name="P21">Learning goals:</text:p>
      <text:p text:style-name="P21">After this lecture, students should be able to:</text:p>
      <text:list xml:id="list1893813573" text:style-name="L11">
        <text:list-item>
          <text:p text:style-name="P30"><text:span text:style-name="Default_20_Paragraph_20_Font"><text:span text:style-name="T32">implement</text:span></text:span><text:span text:style-name="Default_20_Paragraph_20_Font"><text:span text:style-name="T33"> </text:span></text:span><text:span text:style-name="Default_20_Paragraph_20_Font"><text:span text:style-name="T32">a</text:span></text:span><text:span text:style-name="Default_20_Paragraph_20_Font"><text:span text:style-name="T34"> </text:span></text:span><text:span text:style-name="Default_20_Paragraph_20_Font"><text:span text:style-name="T32">recursive problem</text:span></text:span><text:span text:style-name="Default_20_Paragraph_20_Font"><text:span text:style-name="T33"> in </text:span></text:span><text:span text:style-name="Default_20_Paragraph_20_Font"><text:span text:style-name="T32">Python</text:span></text:span></text:p>
        </text:list-item>
        <text:list-item>
          <text:p text:style-name="P61">explain what a Python list is and what it can be used for</text:p>
        </text:list-item>
        <text:list-item>
          <text:p text:style-name="P58">(nice to know) <text:span text:style-name="T37">explain what is mutability</text:span><text:span text:style-name="T21"><text:line-break/></text:span></text:p>
        </text:list-item>
      </text:list>
      <text:p text:style-name="P21">Topics: </text:p>
      <text:list xml:id="list76711987" text:style-name="L12">
        <text:list-item>
          <text:p text:style-name="P35">Recursion</text:p>
        </text:list-item>
        <text:list-item>
          <text:p text:style-name="P35">Lists</text:p>
        </text:list-item>
      </text:list>
      <text:p text:style-name="P20"/>
      <text:p text:style-name="P7">Teaching activities:</text:p>
      <text:list xml:id="list1421694164" text:style-name="L13">
        <text:list-item>
          <text:p text:style-name="P54">question on slide to get them started</text:p>
        </text:list-item>
        <text:list-item>
          <text:p text:style-name="P49"><text:span text:style-name="T38">presentation: </text:span>why-what-how of recursion</text:p>
        </text:list-item>
        <text:list-item>
          <text:p text:style-name="P51">presentation about data structures and mutability</text:p>
        </text:list-item>
        <text:list-item>
          <text:p text:style-name="P52">Jupyter notebook</text:p>
        </text:list-item>
        <text:list-item>
          <text:p text:style-name="P53">1-minute paper: recursion, lists, mutability</text:p>
        </text:list-item>
      </text:list>
      <text:p text:style-name="P9"/>
      <text:p text:style-name="P9">Assessment methods:</text:p>
      <text:list xml:id="list4161548268" text:style-name="L14">
        <text:list-item>
          <text:p text:style-name="P50">hands-on <text:span text:style-name="T38">recursion </text:span>exercise in Spyder</text:p>
        </text:list-item>
      </text:list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NL" style:letter-kerning="false" style:font-name-asian="Calibri2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NL" style:letter-kerning="false" style:font-name-asian="Calibri2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2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Calibri2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Courier New" fo:font-family="'Courier New'" style:font-family-generic="modern" style:font-pitch="fixed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1.0047in"/>
        </style:list-level-properties>
        <style:text-properties fo:font-family="Symbol" style:font-charset="x-symbol"/>
      </text:list-level-style-bullet>
      <text:list-level-style-bullet text:level="2" text:style-name="ListLabel_20_4" loext:num-list-format="%2%" text:bullet-char="o">
        <style:list-level-properties text:list-level-position-and-space-mode="label-alignment">
          <style:list-level-label-alignment text:label-followed-by="listtab" fo:text-indent="-0.25in" fo:margin-left="1.5047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2.0047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.5047in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o">
        <style:list-level-properties text:list-level-position-and-space-mode="label-alignment">
          <style:list-level-label-alignment text:label-followed-by="listtab" fo:text-indent="-0.25in" fo:margin-left="3.0047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.5047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4.0047in"/>
        </style:list-level-properties>
        <style:text-properties fo:font-family="Symbol" style:font-charset="x-symbol"/>
      </text:list-level-style-bullet>
      <text:list-level-style-bullet text:level="8" text:style-name="ListLabel_20_6" loext:num-list-format="%8%" text:bullet-char="o">
        <style:list-level-properties text:list-level-position-and-space-mode="label-alignment">
          <style:list-level-label-alignment text:label-followed-by="listtab" fo:text-indent="-0.25in" fo:margin-left="4.5047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5.004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4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5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6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7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8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9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0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3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4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6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eoskar, T. (Tejaswini)</meta:initial-creator>
    <meta:editing-cycles>37</meta:editing-cycles>
    <meta:creation-date>2022-04-07T09:27:00</meta:creation-date>
    <dc:date>2023-02-27T12:55:59.702534776</dc:date>
    <meta:generator>LibreOffice/7.3.7.2$Linux_X86_64 LibreOffice_project/30$Build-2</meta:generator>
    <meta:editing-duration>PT9H45M43S</meta:editing-duration>
    <meta:document-statistic meta:table-count="0" meta:image-count="0" meta:object-count="0" meta:page-count="3" meta:paragraph-count="81" meta:word-count="580" meta:character-count="3519" meta:non-whitespace-character-count="307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